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Sheet Number</text:p>
          </table:table-cell>
          <table:table-cell office:value-type="string">
            <text:p>Bug Number</text:p>
          </table:table-cell>
          <table:table-cell/>
          <table:table-cell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-</text:p>
          </table:table-cell>
          <table:table-cell/>
          <table:table-cell office:value-type="string">
            <text:p>Contains summ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do#41807</text:p>
          </table:table-cell>
          <table:table-cell/>
          <table:table-cell office:value-type="string">
            <text:p>wrong results with AND and OR in array formul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do#40426</text:p>
          </table:table-cell>
          <table:table-cell/>
          <table:table-cell office:value-type="string">
            <text:p>import all properties into ScDBData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table:number-matrix-columns-spanned="1" table:number-matrix-rows-spanned="1" table:formula="of:=IF(OR([.C1]=[.D$1:.D$3];[.C1]=[.E$1:.E$3]);&quot;success&quot;;&quot;fail&quot;)" office:value-type="string" office:string-value="success">
            <text:p>succes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matrix-columns-spanned="1" table:number-matrix-rows-spanned="1" table:formula="of:=IF(OR([.C2]=[.D$1:.D$3];[.C2]=[.E$1:.E$3]);&quot;success&quot;;&quot;fail&quot;)" office:value-type="string" office:string-value="fail">
            <text:p>fail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number-matrix-columns-spanned="1" table:number-matrix-rows-spanned="1" table:formula="of:=IF(OR([.C3]=[.D$1:.D$3];[.C3]=[.E$1:.E$3]);&quot;success&quot;;&quot;fail&quot;)" office:value-type="string" office:string-value="success">
            <text:p>success</text:p>
          </table:table-cell>
          <table:table-cell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number-matrix-columns-spanned="1" table:number-matrix-rows-spanned="1" table:formula="of:=IF(OR([.C4]=[.D$1:.D$3];[.C4]=[.E$1:.E$3]);&quot;success&quot;;&quot;fail&quot;)" office:value-type="string" office:string-value="fail">
            <text:p>fail</text:p>
          </table:table-cell>
          <table:table-cell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1" table:formula="of:=IF(AND([.C5]=[.E$5:.E$6];[.D5]=[.F$5:.F$6]);&quot;success&quot;;&quot;fail&quot;)" office:value-type="string" office:string-value="success">
            <text:p>succes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table:number-matrix-columns-spanned="1" table:number-matrix-rows-spanned="1" table:formula="of:=IF(AND([.C6]=[.E$5:.E$6];[.D6]=[.F$5:.F$6]);&quot;success&quot;;&quot;fail&quot;)" office:value-type="string" office:string-value="fail">
            <text:p>fai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</table:table>
      <table:table table:name="Sheet3" table:style-name="ta1">
        <table:table-column table:style-name="co4" table:number-columns-repeated="2" table:default-cell-style-name="Default"/>
        <table:table-row table:style-name="ro1">
          <table:table-cell office:value-type="string">
            <text:p>test1</text:p>
          </table:table-cell>
          <table:table-cell office:value-type="string">
            <text:p>test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</table:table>
      <table:named-expressions/>
      <table:database-ranges>
        <table:database-range table:name="DBRange1" table:target-range-address="Sheet3.A1:Sheet3.B4"/>
        <table:database-range table:name="DBRange2" table:target-range-address="Sheet3.A7:Sheet3.B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9T17:07:12</meta:creation-date>
    <dc:date>2012-03-18T19:11:19</dc:date>
    <meta:editing-duration>PT1H39M31S</meta:editing-duration>
    <meta:editing-cycles>5</meta:editing-cycles>
    <meta:generator>LibreOffice/3.6$Linux_X86_64 LibreOffice_project/c62ea5d-e67b1bf-fb5e6f</meta:generator>
    <meta:document-statistic meta:table-count="3" meta:cell-count="53" meta:object-count="0"/>
  </office:meta>
</office:document-meta>
</file>